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8200000F9C0000016256370812.svm" manifest:media-type=""/>
  <manifest:file-entry manifest:full-path="Pictures/2000002A000006190000012D3BAA2EF7.svm" manifest:media-type=""/>
  <manifest:file-entry manifest:full-path="Pictures/2000009200000C7500000343978C2EF8.svm" manifest:media-type=""/>
  <manifest:file-entry manifest:full-path="Pictures/20000032000005420000016AF21405BD.svm" manifest:media-type=""/>
  <manifest:file-entry manifest:full-path="Pictures/2000011200001B9F00000343D7BE3214.svm" manifest:media-type=""/>
  <manifest:file-entry manifest:full-path="Pictures/200000EA00001B030000016240133E92.svm" manifest:media-type=""/>
  <manifest:file-entry manifest:full-path="Pictures/200000B200000E92000003433939A1FB.svm" manifest:media-type=""/>
  <manifest:file-entry manifest:full-path="Pictures/2000012A00001AC000000343F8ACCCA0.svm" manifest:media-type=""/>
  <manifest:file-entry manifest:full-path="Pictures/2000011200001BC200000343D38474DE.svm" manifest:media-type=""/>
  <manifest:file-entry manifest:full-path="Pictures/200000320000059B00000162CC6CA584.svm" manifest:media-type=""/>
  <manifest:file-entry manifest:full-path="Pictures/2000007A00000DEC00000162E228FB7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1" svg:font-family="'Times New Roman', serif"/>
    <style:font-face style:name="新細明體2" svg:font-family="新細明體, serif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86cm" fo:margin-left="-0.199cm" table:align="left" style:writing-mode="lr-tb"/>
    </style:style>
    <style:style style:name="表格1.A" style:family="table-column">
      <style:table-column-properties style:column-width="8.758cm"/>
    </style:style>
    <style:style style:name="表格1.B" style:family="table-column">
      <style:table-column-properties style:column-width="10.10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8.86cm" fo:margin-left="-0.199cm" table:align="left" style:writing-mode="lr-tb"/>
    </style:style>
    <style:style style:name="表格2.A" style:family="table-column">
      <style:table-column-properties style:column-width="8.996cm"/>
    </style:style>
    <style:style style:name="表格2.B" style:family="table-column">
      <style:table-column-properties style:column-width="9.86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8.615cm" table:align="margins" style:writing-mode="lr-tb"/>
    </style:style>
    <style:style style:name="表格3.A" style:family="table-column">
      <style:table-column-properties style:column-width="1.178cm" style:rel-column-width="8959*"/>
    </style:style>
    <style:style style:name="表格3.B" style:family="table-column">
      <style:table-column-properties style:column-width="1.226cm" style:rel-column-width="9325*"/>
    </style:style>
    <style:style style:name="表格3.D" style:family="table-column">
      <style:table-column-properties style:column-width="5.034cm" style:rel-column-width="38292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8.86cm" fo:margin-left="-0.199cm" table:align="left" style:writing-mode="lr-tb"/>
    </style:style>
    <style:style style:name="表格4.A" style:family="table-column">
      <style:table-column-properties style:column-width="8.996cm"/>
    </style:style>
    <style:style style:name="表格4.B" style:family="table-column">
      <style:table-column-properties style:column-width="9.864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etter-kerning="true" style:font-weight-asian="bold"/>
    </style:style>
    <style:style style:name="P3" style:family="paragraph" style:parent-style-name="Standard">
      <style:text-properties fo:font-weight="bold" style:letter-kerning="true" style:language-asian="zh" style:country-asian="TW" style:font-weight-asian="bold"/>
    </style:style>
    <style:style style:name="P4" style:family="paragraph" style:parent-style-name="Standard">
      <style:text-properties fo:font-weight="bold" style:letter-kerning="true" style:font-name-asian="新細明體2" style:font-size-asian="12pt" style:language-asian="zh" style:country-asian="TW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style:language-asian="zh" style:country-asian="TW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letter-kerning="true" style:font-weight-asian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style:letter-kerning="true" style:language-asian="zh" style:country-asian="TW" style:font-weight-asian="bold"/>
    </style:style>
    <style:style style:name="P12" style:family="paragraph" style:parent-style-name="Table_20_Contents">
      <style:text-properties style:language-asian="zh" style:country-asian="TW"/>
    </style:style>
    <style:style style:name="P13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74pt solid #000000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text-properties fo:font-weight="bold" style:letter-kerning="true" style:language-asian="zh" style:country-asian="TW" style:font-weight-asian="bold"/>
    </style:style>
    <style:style style:name="P16" style:family="paragraph" style:parent-style-name="Standard">
      <style:text-properties fo:font-weight="bold" style:letter-kerning="true" style:font-weight-asian="bold"/>
    </style:style>
    <style:style style:name="P17" style:family="paragraph" style:parent-style-name="Standard" style:list-style-name="WW8Num4">
      <style:paragraph-properties fo:margin-left="0cm" fo:margin-right="0cm" fo:text-indent="0cm" style:auto-text-indent="false"/>
      <style:text-properties fo:font-weight="bold" style:font-weight-asian="bold"/>
    </style:style>
    <style:style style:name="T1" style:family="text">
      <style:text-properties fo:font-weight="bold" style:font-name-asian="Times New Roman" style:font-weight-asian="bold"/>
    </style:style>
    <style:style style:name="T2" style:family="text">
      <style:text-properties fo:font-weight="bold" style:letter-kerning="true" style:font-weight-asian="bold"/>
    </style:style>
    <style:style style:name="T3" style:family="text">
      <style:text-properties fo:font-weight="bold" style:letter-kerning="true" style:language-asian="zh" style:country-asian="TW" style:font-weight-asian="bold"/>
    </style:style>
    <style:style style:name="T4" style:family="text">
      <style:text-properties fo:font-weight="bold" style:letter-kerning="true" style:font-name-asian="新細明體2" style:font-size-asian="12pt" style:language-asian="zh" style:country-asian="TW" style:font-weight-asian="bold"/>
    </style:style>
    <style:style style:name="T5" style:family="text">
      <style:text-properties style:font-name="細明體" fo:font-weight="bold" style:font-name-asian="細明體" style:font-weight-asian="bold" style:font-name-complex="細明體" style:font-size-complex="11pt"/>
    </style:style>
    <style:style style:name="T6" style:family="text">
      <style:text-properties style:font-name="細明體" fo:font-weight="bold" style:font-name-asian="細明體" style:language-asian="zh" style:country-asian="TW" style:font-weight-asian="bold" style:font-name-complex="細明體" style:font-size-complex="11pt"/>
    </style:style>
    <style:style style:name="T7" style:family="text">
      <style:text-properties style:language-asian="zh" style:country-asian="TW"/>
    </style:style>
    <style:style style:name="T8" style:family="text">
      <style:text-properties style:font-name-asian="新細明體2" style:font-size-asian="12pt"/>
    </style:style>
    <style:style style:name="T9" style:family="text">
      <style:text-properties style:font-name="Times New Roman1" fo:font-size="12pt" fo:language="zxx" fo:country="none" fo:font-weight="bold" style:letter-kerning="true" style:language-asian="zh" style:country-asian="TW" style:font-weight-asian="bold"/>
    </style:style>
    <style:style style:name="T10" style:family="text">
      <style:text-properties style:letter-kerning="true" style:language-asian="zh" style:country-asian="TW"/>
    </style:style>
    <style:style style:name="T11" style:family="text">
      <style:text-properties style:letter-kerning="true" style:font-name-asian="Times New Roman" style:language-asian="zh" style:country-asian="TW"/>
    </style:style>
    <style:style style:name="T12" style:family="text">
      <style:text-properties fo:color="#dc2300"/>
    </style:style>
    <style:style style:name="T13" style:family="text">
      <style:text-properties fo:color="#ff0000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) \ge 0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 \cup B) = P(A) + P(B) 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-0.025cm, -0.025cm, -0.025cm, -0.025cm)" draw:luminance="0%" draw:contrast="0%" draw:red="0%" draw:green="0%" draw:blue="0%" draw:gamma="100%" draw:color-inversion="false" draw:image-opacity="100%" draw:color-mode="standard" TexMathsArgs="16§display§A \cap B = \emptyset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1 \cup A2) = P(A1)+P(A2)-P(A1\cap A2)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B|A) = \frac{P(A\cap B)}{P(A)}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\cap B) = P(A) P(B)"/>
    </style:style>
    <style:style style:name="fr7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X=1|Y=0)=P(Y=0|X=1) \frac{P(X=1)}{P(Y=0)}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Z=1|X=1)=P(X=1|Z=1) \frac{P(Z=1)}{P(X=1)}"/>
    </style:style>
    <style:style style:name="fr9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\emptyset) = 0 "/>
    </style:style>
    <style:style style:name="fr10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A|B) = P(B|A) \frac{P(A)}{P(B)}"/>
    </style:style>
    <style:style style:name="fr11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A,B|C) = P(C|A)*P(C|B)*\frac{P(A)P(B)}{P(C)^2} 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10</text:span><text:span text:style-name="T5">2</text:span><text:span text:style-name="T5">學年度上學期 <text:s/>金門大學 <text:s/>資工系</text:span><text:span text:style-name="T6">二</text:span><text:span text:style-name="T5">年級 <text:s/></text:span><text:span text:style-name="T6">機率統計</text:span><text:span text:style-name="T1"> <text:s text:c="2"/></text:span><text:span text:style-name="T5">期中考 <text:s text:c="4"/>出題者 : 陳鍾誠</text:span></text:p>
      <text:p text:style-name="P7">學號 : <text:s text:c="19"/>姓名 : <text:s text:c="37"/>分數 : <text:s/></text:p>
      <text:p text:style-name="P5"><text:span text:style-name="T7">以下</text:span><text:span text:style-name="T7">每一類型的題目中，</text:span><text:span text:style-name="T7">請奇數號同學都是作奇數題，偶數號同學作偶數題，做錯題分數將打五折。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list xml:id="list36684063" text:style-name="WW8Num4">
              <text:list-header>
                <text:p text:style-name="P17"><text:span text:style-name="T10">簡答題</text:span><text:span text:style-name="T11"> </text:span><text:span text:style-name="T10">(每題 5%, 共 20%)</text:span></text:p>
              </text:list-header>
            </text:list>
            <text:p text:style-name="P9"><text:span text:style-name="T3">(</text:span><text:span text:style-name="T2">1</text:span><text:span text:style-name="T3">)</text:span><text:span text:style-name="T2">. 請寫出組合數量 C(5, 3) 的</text:span><text:span text:style-name="T3">算式與數值</text:span><text:span text:style-name="T2">？ <text:s/></text:span></text:p>
            <text:p text:style-name="P9"><text:span text:style-name="T3">(</text:span><text:span text:style-name="T2">2</text:span><text:span text:style-name="T3">)</text:span><text:span text:style-name="T2">. </text:span><text:span text:style-name="T4">請寫出排列數量</text:span><text:span text:style-name="T3"> </text:span><text:span text:style-name="T9">P(</text:span><text:span text:style-name="T9">7</text:span><text:span text:style-name="T9">, </text:span><text:span text:style-name="T9">3</text:span><text:span text:style-name="T9">) <text:s/>的算式與數值</text:span><text:span text:style-name="T4">？</text:span></text:p>
            <text:p text:style-name="P10"/>
            <text:p text:style-name="P10"/>
            <text:p text:style-name="P11"/>
            <text:p text:style-name="Standard"><text:span text:style-name="T3">(</text:span><text:span text:style-name="T3">3) 請說明何謂柏努力試驗</text:span><text:span text:style-name="T4">？為何公式是那樣？</text:span></text:p>
            <text:p text:style-name="P3">(4) 請說明何謂二項分布<text:span text:style-name="T8">？為何公式是那樣？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5) 請說明何謂幾何分布？為何公式是那樣？</text:p>
            <text:p text:style-name="P4">(6) 請說明何謂負二項分布？為何公式是那樣？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7) 請說明何謂布瓦松分布？並說明該分布用來描述何種情況的機率模型。</text:p>
            <text:p text:style-name="P4">(8) 請說明何謂常態分布？並說明該分布用來描述何種情況的機率模型。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表格1.B1" office:value-type="string">
            <text:p text:style-name="P6"><text:span text:style-name="T2">請解說下列機率公理或定理的意義(每題 5%,共 </text:span><text:span text:style-name="T2">20%</text:span><text:span text:style-name="T2">)</text:span></text:p>
            <text:p text:style-name="P6">(1) 公理 P(S) = 1</text:p>
            <text:p text:style-name="P6">(2) 公理 <draw:frame draw:style-name="fr1" draw:name="圖形1" text:anchor-type="as-char" svg:y="-0.466cm" svg:width="2.351cm" svg:height="0.621cm" draw:z-index="0"><draw:image xlink:href="Pictures/200000320000059B00000162CC6CA584.svm" xlink:type="simple" xlink:show="embed" xlink:actuate="onLoad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>(3) 公理 <draw:frame draw:style-name="fr2" draw:name="圖形2" text:anchor-type="as-char" svg:y="-0.466cm" svg:width="6.447cm" svg:height="0.621cm" draw:z-index="1"><draw:image xlink:href="Pictures/2000008200000F9C0000016256370812.svm" xlink:type="simple" xlink:show="embed" xlink:actuate="onLoad"/></draw:frame>; 當 <text:s/><draw:frame draw:style-name="fr3" draw:name="圖形3" text:anchor-type="as-char" svg:y="-0.492cm" svg:width="2.544cm" svg:height="0.527cm" draw:z-index="2"><draw:image xlink:href="Pictures/2000002A000006190000012D3BAA2EF7.svm" xlink:type="simple" xlink:show="embed" xlink:actuate="onLoad"/></draw:frame> 時。</text:p>
            <text:p text:style-name="P6">(4) 定理<draw:frame draw:style-name="fr4" draw:name="圖形4" text:anchor-type="as-char" svg:y="-0.466cm" svg:width="6.966cm" svg:height="0.621cm" draw:z-index="3"><draw:image xlink:href="Pictures/200000EA00001B030000016240133E92.svm" xlink:type="simple" xlink:show="embed" xlink:actuate="onLoad"/></draw:frame></text:p>
            <text:p text:style-name="P6"/>
            <text:p text:style-name="P3"/>
            <text:p text:style-name="P3"/>
            <text:p text:style-name="P3"/>
            <text:p text:style-name="P3"/>
            <text:p text:style-name="P3"/>
            <text:p text:style-name="P6"><text:span text:style-name="T2">(5) 條件機率的定義 <text:s/></text:span><text:span text:style-name="T2"><draw:frame draw:style-name="fr5" draw:name="圖形5" text:anchor-type="as-char" svg:y="-0.885cm" svg:width="5.233cm" svg:height="1.468cm" draw:z-index="4"><draw:image xlink:href="Pictures/2000009200000C7500000343978C2EF8.svm" xlink:type="simple" xlink:show="embed" xlink:actuate="onLoad"/></draw:frame></text:span></text:p>
            <text:p text:style-name="P6"><text:span text:style-name="T2">(6) 獨立事件的定義 </text:span><text:span text:style-name="T2"><draw:frame draw:style-name="fr6" draw:name="圖形6" text:anchor-type="as-char" svg:y="-0.466cm" svg:width="5.757cm" svg:height="0.621cm" draw:z-index="5"><draw:image xlink:href="Pictures/2000007A00000DEC00000162E228FB75.svm" xlink:type="simple" xlink:show="embed" xlink:actuate="onLoad"/></draw:frame></text:span><text:span text:style-name="T2"> <text:s/>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(7) 請問數學中的定義與定理有何不同？</text:p>
            <text:p text:style-name="P3">(8) 請問數學中的公理與定理有何不同？</text:p>
            <text:p text:style-name="P3"/>
            <text:p text:style-name="P3"/>
            <text:p text:style-name="P3"/>
            <text:p text:style-name="P3"/>
            <text:p text:style-name="P2"/>
          </table:table-cell>
        </table:table-row>
      </table:table>
      <text:p text:style-name="P8">學號 : <text:s text:c="19"/>姓名 : <text:s text:c="37"/></text:p>
      <text:p text:style-name="Standard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6"><text:span text:style-name="T2">計算題 (每題 </text:span><text:span text:style-name="T2">5</text:span><text:span text:style-name="T2">%, 共 </text:span><text:span text:style-name="T2">30</text:span><text:span text:style-name="T2">%</text:span><text:span text:style-name="T2">) </text:span></text:p>
            <text:p text:style-name="P3"/>
            <text:p text:style-name="P3">以下為某個包含 X,Y, Z 隨機變數的機率表格，請計算下列問題的解答 (必須有計算過程)。</text:p>
            <table:table table:name="表格3" table:style-name="表格3">
              <table:table-column table:style-name="表格3.A"/>
              <table:table-column table:style-name="表格3.B"/>
              <table:table-column table:style-name="表格3.A"/>
              <table:table-column table:style-name="表格3.D"/>
              <table:table-row>
                <table:table-cell table:style-name="表格3.A1" office:value-type="string">
                  <text:p text:style-name="P12">X</text:p>
                </table:table-cell>
                <table:table-cell table:style-name="表格3.A1" office:value-type="string">
                  <text:p text:style-name="P12">Y</text:p>
                </table:table-cell>
                <table:table-cell table:style-name="表格3.A1" office:value-type="string">
                  <text:p text:style-name="P12">Z</text:p>
                </table:table-cell>
                <table:table-cell table:style-name="表格3.D1" office:value-type="string">
                  <text:p text:style-name="P12">P(X,Y,Z)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1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1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2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2</text:p>
                </table:table-cell>
              </table:table-row>
              <table:table-row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05</text:p>
                </table:table-cell>
              </table:table-row>
              <table:table-row>
                <table:table-cell table:style-name="表格3.A2" office:value-type="string">
                  <text:p text:style-name="Table_20_Contents">1 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05</text:p>
                </table:table-cell>
              </table:table-row>
              <table:table-row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1</text:p>
                </table:table-cell>
              </table:table-row>
              <table:table-row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2</text:p>
                </table:table-cell>
              </table:table-row>
            </table:table>
            <text:p text:style-name="P3"/>
            <text:p text:style-name="P6"><text:span text:style-name="T2">(</text:span><text:span text:style-name="T2">1) P(</text:span><text:span text:style-name="T2">X=0, Y=1) = ?</text:span></text:p>
            <text:p text:style-name="P6"><text:span text:style-name="T2">(</text:span><text:span text:style-name="T2">2</text:span><text:span text:style-name="T2">) P(</text:span><text:span text:style-name="T2">X=1, Y=0) = ?</text:span></text:p>
            <text:p text:style-name="P3"/>
            <text:p text:style-name="P2"/>
            <text:p text:style-name="P2"/>
            <text:p text:style-name="P2"/>
            <text:p text:style-name="P2"/>
            <text:p text:style-name="P3"/>
            <text:p text:style-name="P6"><text:span text:style-name="T2">(</text:span><text:span text:style-name="T2">3</text:span><text:span text:style-name="T2">) P(</text:span><text:span text:style-name="T2">X=1 | Y=0) = ?</text:span></text:p>
            <text:p text:style-name="P6"><text:span text:style-name="T2">(</text:span><text:span text:style-name="T2">4</text:span><text:span text:style-name="T2">) P(</text:span><text:span text:style-name="T2">Z=1 | X=0) = ?</text:span></text:p>
            <text:p text:style-name="P3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表格2.B1" office:value-type="string">
            <text:p text:style-name="P3">請驗證以下定理是否成立</text:p>
            <text:p text:style-name="P6"><text:span text:style-name="T2">(5) </text:span><text:span text:style-name="T2"><draw:frame draw:style-name="fr7" draw:name="圖形7" text:anchor-type="as-char" svg:y="-0.885cm" svg:width="8.236cm" svg:height="1.468cm" draw:z-index="6"><draw:image xlink:href="Pictures/2000011200001BC200000343D38474DE.svm" xlink:type="simple" xlink:show="embed" xlink:actuate="onLoad"/></draw:frame></text:span><text:span text:style-name="T2"> </text:span></text:p>
            <text:p text:style-name="P6"><text:span text:style-name="T2">(6) <text:s/></text:span><text:span text:style-name="T2"><draw:frame draw:style-name="fr8" draw:name="圖形8" text:anchor-type="as-char" svg:y="-0.885cm" svg:width="8.685cm" svg:height="1.468cm" draw:z-index="7"><draw:image xlink:href="Pictures/2000011200001B9F00000343D7BE3214.svm" xlink:type="simple" xlink:show="embed" xlink:actuate="onLoad"/></draw:frame></text:span><text:span text:style-name="T2"> </text:span></text:p>
            <text:p text:style-name="P3"/>
            <text:p text:style-name="P3"/>
            <text:p text:style-name="P3"/>
            <text:p text:style-name="P3"/>
            <text:p text:style-name="P3"/>
            <text:p text:style-name="P6"><text:span text:style-name="T2">(7) 請寫出期望值 E(X) 的計算過程</text:span><text:span text:style-name="T2">與結果</text:span><text:span text:style-name="T2">。</text:span></text:p>
            <text:p text:style-name="P6"><text:span text:style-name="T2">(8) 請寫出期望值 E(Y) 的計算過程</text:span><text:span text:style-name="T2">與結果</text:span><text:span text:style-name="T2">。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6"><text:span text:style-name="T2">(9) 請寫出變異數 Var(X) 的計算過程</text:span><text:span text:style-name="T2">與結果</text:span><text:span text:style-name="T2">。</text:span></text:p>
            <text:p text:style-name="P6"><text:span text:style-name="T2">(10) 請寫出變異數 Var(Y) 的計算過程</text:span><text:span text:style-name="T2">與結果</text:span><text:span text:style-name="T2">。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(11) 請問 P(3X=3) = ?</text:p>
            <text:p text:style-name="P3">(12) 請問 P(3Y=1) = ?</text:p>
          </table:table-cell>
        </table:table-row>
      </table:table>
      <text:p text:style-name="P8">學號 : <text:s text:c="19"/>姓名 : <text:s text:c="37"/></text:p>
      <text:p text:style-name="P3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Standard"><text:span text:style-name="T3">證明題 </text:span><text:span text:style-name="T3">(每題 10 %, 共 </text:span><text:span text:style-name="T3">20%</text:span><text:span text:style-name="T3">) </text:span></text:p>
            <text:p text:style-name="Standard"><text:span text:style-name="T3">(</text:span><text:span text:style-name="T3">a) </text:span><text:span text:style-name="T3">請用上述三個公理與集合論定理證明下列機率定理 (每題 </text:span><text:span text:style-name="T3">10%)</text:span></text:p>
            <text:p text:style-name="P6"><text:span text:style-name="T2">(1) 定理 <text:s/></text:span><text:span text:style-name="T2"><draw:frame draw:style-name="fr9" draw:name="圖形9" text:anchor-type="as-char" svg:y="-0.476cm" svg:width="2.21cm" svg:height="0.635cm" draw:z-index="8"><draw:image xlink:href="Pictures/20000032000005420000016AF21405BD.svm" xlink:type="simple" xlink:show="embed" xlink:actuate="onLoad"/></draw:frame></text:span></text:p>
            <text:p text:style-name="P6"><text:span text:style-name="T2">(2) 定理 P(A')=1-P(A) 其中 <text:s/>A' = S-A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(b) <text:span text:style-name="T7">請用上述公理與集合論定理證明下列機率定理</text:span></text:p>
            <text:p text:style-name="P2"><text:span text:style-name="T7">(1) 貝式定理 <text:s/></text:span><text:span text:style-name="T7"><draw:frame draw:style-name="fr10" draw:name="圖形10" text:anchor-type="as-char" svg:y="-0.885cm" svg:width="6.1cm" svg:height="1.468cm" draw:z-index="9"><draw:image xlink:href="Pictures/200000B200000E92000003433939A1FB.svm" xlink:type="simple" xlink:show="embed" xlink:actuate="onLoad"/></draw:frame></text:span><text:span text:style-name="T7"> </text:span></text:p>
            <text:p text:style-name="P3">(2) <text:span text:style-name="T13">如果A,B在給定C條件的情況下獨立，則</text:span> <draw:frame draw:style-name="fr11" draw:name="圖形11" text:anchor-type="as-char" svg:y="-0.885cm" svg:width="8.421cm" svg:height="1.468cm" draw:z-index="10"><draw:image xlink:href="Pictures/2000012A00001AC000000343F8ACCCA0.svm" xlink:type="simple" xlink:show="embed" xlink:actuate="onLoad"/></draw:frame></text:p>
            <text:p text:style-name="P3"/>
            <text:p text:style-name="P3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表格4.B1" office:value-type="string">
            <text:p text:style-name="P3">請寫出下列 R軟體的程式或操作的意義，並為每一行程式加上註解 (每題 10%, 共 10%)<text:line-break/></text:p>
            <text:p text:style-name="P3">(1) </text:p>
            <text:p text:style-name="P3">&gt; x = sample(1:10, 10)</text:p>
            <text:p text:style-name="P3">&gt; cor(x, x+1)</text:p>
            <text:p text:style-name="P3">[1] 1</text:p>
            <text:p text:style-name="P3">&gt; cor(x, -x)</text:p>
            <text:p text:style-name="P3">[1] -1</text:p>
            <text:p text:style-name="P3">&gt; cor(x, 0.5*x)</text:p>
            <text:p text:style-name="P3">[1] 1</text:p>
            <text:p text:style-name="P3">&gt; cor(x, 0.5*x+1)</text:p>
            <text:p text:style-name="P3">[1] 1</text:p>
            <text:p text:style-name="P3">&gt; cor(x, -0.5*x+1)</text:p>
            <text:p text:style-name="P3">[1] -1</text:p>
            <text:p text:style-name="P3">&gt; y=sample(1:100, 10)</text:p>
            <text:p text:style-name="P3">&gt; cor(x,y)</text:p>
            <text:p text:style-name="P3">[1] -0.06586336</text:p>
            <text:p text:style-name="P3"/>
            <text:p text:style-name="P3">(2) </text:p>
            <text:p text:style-name="P3">&gt; x=sample(1:6, 10000, T)</text:p>
            <text:p text:style-name="P3">&gt; y=sample(1:6, 10000, T)</text:p>
            <text:p text:style-name="P3">&gt; z=sample(1:6, 10000, T)</text:p>
            <text:p text:style-name="P3">&gt; hist(x, breaks=0.5:7)</text:p>
            <text:p text:style-name="P3">&gt; hist(y, breaks=0.5:7)</text:p>
            <text:p text:style-name="P3">&gt; hist(z, breaks=0.5:7)</text:p>
            <text:p text:style-name="P3">&gt; hist(x+y, breaks=1.5:13)</text:p>
            <text:p text:style-name="P3">&gt; hist(x+y+z, breaks=2.5:19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1" svg:font-family="'Times New Roman', serif"/>
    <style:font-face style:name="新細明體2" svg:font-family="新細明體, serif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200%" fo:keep-with-next="always"/>
      <style:text-properties style:font-name="Cambria" fo:font-size="20pt" fo:font-weight="bold" style:font-name-asian="標楷體" style:font-size-asian="20pt" style:font-weight-asian="bold" style:font-name-complex="Cambria" style:font-size-complex="24pt" style:font-weight-complex="bold"/>
    </style:style>
    <style:style style:name="註解方塊文字" style:family="paragraph" style:parent-style-name="Standard">
      <style:text-properties style:font-name="Cambria" fo:font-size="9pt" style:font-name-asian="新細明體" style:font-size-asian="9pt" style:font-name-complex="Times New Roman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標號" style:family="paragraph" style:parent-style-name="Standard" style:next-style-name="Standard">
      <style:text-properties style:font-name="Calibri" fo:font-size="10pt" style:font-size-asian="10pt" style:font-name-complex="Calibri" style:font-size-complex="10pt"/>
    </style:style>
    <style:style style:name="Footnote" style:family="paragraph" style:parent-style-name="Standard" style:class="extra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清單段落" style:family="paragraph" style:parent-style-name="Standard">
      <style:paragraph-properties fo:margin="100%" fo:margin-left="0.84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1" style:font-size-asian="10pt" style:font-name-complex="Courier New" style:font-size-complex="10pt"/>
    </style:style>
    <style:style style:name="WW8Num1zfalse" style:family="text">
      <style:text-properties fo:font-weight="bold" style:letter-kerning="true" style:font-weight-asian="bold"/>
    </style:style>
    <style:style style:name="WW8Num1ztrue" style:family="text"/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false" style:family="text">
      <style:text-properties fo:font-weight="bold" style:letter-kerning="true" style:font-weight-asian="bold"/>
    </style:style>
    <style:style style:name="WW8Num4ztrue" style:family="text"/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0" style:family="text">
      <style:text-properties style:font-name="新細明體" style:font-name-complex="新細明體"/>
    </style:style>
    <style:style style:name="WW8Num9zfalse" style:family="text"/>
    <style:style style:name="WW8Num9ztrue" style:family="text"/>
    <style:style style:name="WW8Num10zfalse" style:family="text">
      <style:text-properties fo:font-weight="bold" style:letter-kerning="true" style:font-weight-asian="bold"/>
    </style:style>
    <style:style style:name="WW8Num10ztrue" style:family="text"/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mbria" fo:font-size="9pt" style:letter-kerning="true" style:font-name-asian="新細明體" style:font-size-asian="9pt" style:font-name-complex="Times New Roman" style:font-size-complex="9pt"/>
    </style:style>
    <style:style style:name="頁首_20_字元" style:display-name="頁首 字元" style:family="text" style:parent-style-name="預設段落字型">
      <style:text-properties style:font-name="Times New Roman" style:letter-kerning="true" style:font-name-complex="Times New Roman"/>
    </style:style>
    <style:style style:name="頁尾_20_字元" style:display-name="頁尾 字元" style:family="text" style:parent-style-name="預設段落字型">
      <style:text-properties style:font-name="Times New Roman" style:letter-kerning="true" style:font-name-complex="Times New Roman"/>
    </style:style>
    <style:style style:name="註腳文字_20_字元" style:display-name="註腳文字 字元" style:family="text" style:parent-style-name="預設段落字型">
      <style:text-properties style:letter-kerning="true"/>
    </style:style>
    <style:style style:name="Footnote_20_Symbol" style:display-name="Footnote Symbol" style:family="text" style:parent-style-name="預設段落字型">
      <style:text-properties style:text-position="super 58%"/>
    </style:style>
    <style:style style:name="標題_20_2_20_字元" style:display-name="標題 2 字元" style:family="text" style:parent-style-name="預設段落字型">
      <style:text-properties style:font-name="Cambria" fo:font-size="20pt" fo:font-weight="bold" style:letter-kerning="true" style:font-name-asian="標楷體" style:font-size-asian="20pt" style:font-weight-asian="bold" style:font-name-complex="Cambria" style:font-size-complex="24pt" style:font-weight-complex="bold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1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false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list-level-style-number>
      <text:list-level-style-number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list-level-style-number>
      <text:list-level-style-number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6.29cm" fo:text-indent="-2cm" fo:margin-left="5.75cm"/>
        </style:list-level-properties>
      </text:list-level-style-number>
      <text:list-level-style-number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7.04cm" fo:text-indent="-2.251cm" fo:margin-left="6.75cm"/>
        </style:list-level-properties>
      </text:list-level-style-number>
      <text:list-level-style-number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8.424cm" fo:text-indent="-2.501cm" fo:margin-left="7.751cm"/>
        </style:list-level-properties>
      </text:list-level-style-number>
      <text:list-level-style-number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9.811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prefix="(" style:num-suffix=")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新細明體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新細明體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新細明體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新細明體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新細明體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新細明體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新細明體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新細明體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新細明體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75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c</meta:initial-creator>
    <meta:creation-date>2012-04-18T09:30:00</meta:creation-date>
    <dc:date>2013-11-12T17:05:14.92</dc:date>
    <meta:print-date>2012-04-18T10:45:00</meta:print-date>
    <meta:editing-cycles>93</meta:editing-cycles>
    <meta:editing-duration>PT5H9M23S</meta:editing-duration>
    <meta:generator>LibreOffice/3.5$Windows_x86 LibreOffice_project/7122e39-92ed229-498d286-15e43b4-d70da21</meta:generator>
    <meta:document-statistic meta:table-count="4" meta:image-count="11" meta:object-count="0" meta:page-count="3" meta:paragraph-count="107" meta:word-count="484" meta:character-count="1631" meta:non-whitespace-character-count="1248"/>
  </office:meta>
</office:document-meta>
</file>